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Quotations">
      <style:paragraph-properties fo:text-align="center" style:justify-single-word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l Piano Operativo Sicurezza (POS)</text:h>
      <text:p text:style-name="P1">In caso di cantiere temporaneo o mobile si applica il titolo IV, che prevede l’obbligo per tutti i datori di lavoro in appalto o in subappalto di redigere il<text:span text:style-name="Strong_20_Emphasis"> Piano Operativo di Sicurezza</text:span>, o<text:span text:style-name="Strong_20_Emphasis"> POS</text:span>, che dovrà essere poi sempre lasciato a disposizione in cantiere per eventuale consultazione.</text:p>
      <text:p text:style-name="P1">Il POS, in sostanza, è la <text:span text:style-name="Strong_20_Emphasis">valutazione dei rischi delle singole lavorazioni di cantiere, allo scopo di gestirle in </text:span><text:a xlink:type="simple" xlink:href="https://www.architetti.com/tag/sicurezza" office:target-frame-name="_blank" xlink:show="new" text:style-name="Internet_20_link" text:visited-style-name="Visited_20_Internet_20_Link"><text:span text:style-name="Strong_20_Emphasis">sicu­rezza</text:span></text:a>, e deve essere redatto dalle singole imprese, che hanno piena conoscenza delle loro procedure di lavoro e dei rischi correlati (mentre i rischi di interferenza tra le diverse lavorazioni saranno gestiti dal <text:span text:style-name="Strong_20_Emphasis">piano di sicurezza e coordinamento</text:span>, o PSC).</text:p>
      <text:p text:style-name="P1">Nell’elaborazione del POS vanno quindi definite dettagliatamente <text:span text:style-name="Strong_20_Emphasis">tutte le informazioni relative all’organizzazione del cantiere</text:span>, <text:span text:style-name="Strong_20_Emphasis">all’esecuzione dei lavori</text:span>, <text:span text:style-name="Strong_20_Emphasis">alle macchine</text:span>, <text:span text:style-name="Strong_20_Emphasis">alle attrezzature utilizzate</text:span>, <text:span text:style-name="Strong_20_Emphasis">ai prodotti chimici</text:span> e alle rela­tive <text:span text:style-name="Strong_20_Emphasis">procedure operative che i lavoratori devono rispettare</text:span>. Occorre inoltre valutare i rischi connessi al contesto lavorativo e integrare le procedure, rispettando le relative misure di sicurezza da applicare.</text:p>
      <text:section text:style-name="Sect1" text:name="gallery-2">
        <text:p text:style-name="P5"><text:s/></text:p>
      </text:section>
      <text:p text:style-name="P1"><text:span text:style-name="Strong_20_Emphasis">La mancata elaborazione del POS è una grave violazione</text:span>, che porta alla sospen­sione dell’attività imprenditoriale, ma non per questo deve essere considerato un documento da redigere solo per ottemperare gli obblighi di legge. Contenendo<text:span text:style-name="Strong_20_Emphasis"> informazioni indicative e comportamentali essenziali in termini di sicurezza del lavoro</text:span>, è infatti un documento che ha lo scopo di identificare e fornire chiare indicazioni per eliminare e/o ridurre al minimo i rischi dei lavori svolti in cantiere.</text:p>
      <text:p text:style-name="P9"><text:span text:style-name="Emphasis">Leggi anche</text:span><text:span text:style-name="Emphasis"><text:span text:style-name="Strong_20_Emphasis"> </text:span></text:span><text:a xlink:type="simple" xlink:href="https://www.architetti.com/formazione-architetti-sospensione-censura-recupero-crediti-professionali.html" office:target-frame-name="_blank" xlink:show="new" text:style-name="Internet_20_link" text:visited-style-name="Visited_20_Internet_20_Link"><text:span text:style-name="Emphasis"><text:span text:style-name="Strong_20_Emphasis">Formazione architetti, sospensione dietro l’angolo per chi non completa i crediti</text:span></text:span></text:a></text:p>
      <text:p text:style-name="P1">In sostanza, il POS deve essere quindi:</text:p>
      <text:list xml:id="list6331032605109132806" text:style-name="L1">
        <text:list-item>
          <text:p text:style-name="P6">una<text:span text:style-name="Strong_20_Emphasis"> valutazione dei rischi specifica per ogni singolo cantiere</text:span>, </text:p>
        </text:list-item>
        <text:list-item>
          <text:p text:style-name="P6">di concreta <text:span text:style-name="Strong_20_Emphasis">fattibilità</text:span> </text:p>
        </text:list-item>
        <text:list-item>
          <text:p text:style-name="P6">di <text:span text:style-name="Strong_20_Emphasis">facile comprensione</text:span> </text:p>
        </text:list-item>
        <text:list-item>
          <text:p text:style-name="P2">coerente con quello elaborato dall’impresa affidataria e con quanto indicato nel PSC e deve essere conforme alle misure generali di tutela. </text:p>
        </text:list-item>
      </text:list>
      <text:h text:style-name="Heading_20_3" text:outline-level="3">Contenuti minimi del POS</text:h>
      <text:p text:style-name="Text_20_body">L’Allegato XV del TU riporta i contenuti minimi del POS, che sono:</text:p>
      <text:list xml:id="list1453507598817205323" text:style-name="L2">
        <text:list-item>
          <text:p text:style-name="P7">i <text:span text:style-name="Strong_20_Emphasis">dati identificativi</text:span> dell’impresa esecutrice (il nominativo del datore di lavoro, gli indirizzi ed i riferimenti telefonici della sede legale e degli uffici di cantiere) </text:p>
        </text:list-item>
        <text:list-item>
          <text:p text:style-name="P7">la<text:span text:style-name="Strong_20_Emphasis"> specifica attività</text:span> e le<text:span text:style-name="Strong_20_Emphasis"> singole lavorazioni</text:span> svolte in cantiere dall’impresa esecutrice e dai lavoratori autonomi sub affidatari </text:p>
        </text:list-item>
        <text:list-item>
          <text:p text:style-name="P7">i nominativi degli addetti al primo soccorso, antincendio ed evacuazione dei lavoratori e, comunque, alla <text:span text:style-name="Strong_20_Emphasis">gestione delle emergenze in cantiere</text:span>, del rappresentante dei lavoratori per la sicurezza, aziendale o territoriale, ove eletto o designato </text:p>
        </text:list-item>
        <text:list-item>
          <text:p text:style-name="P7">il nominativo del<text:span text:style-name="Strong_20_Emphasis"> medico</text:span> competente ove previsto </text:p>
        </text:list-item>
        <text:list-item>
          <text:p text:style-name="P7">il nominativo del <text:span text:style-name="Strong_20_Emphasis">responsabile del servizio di prevenzione e protezione</text:span> </text:p>
        </text:list-item>
        <text:list-item>
          <text:p text:style-name="P7">i nominativi del <text:span text:style-name="Strong_20_Emphasis">direttore tecnico, direttore tecnico di cantiere</text:span> e del <text:span text:style-name="Strong_20_Emphasis">capocantiere</text:span> </text:p>
        </text:list-item>
        <text:list-item>
          <text:p text:style-name="P7">il numero e le relative <text:span text:style-name="Strong_20_Emphasis">qualifiche</text:span> dei lavoratori dipendenti dell’impresa esecutrice e dei lavoratori autonomi operanti in cantiere per conto della stessa impresa </text:p>
        </text:list-item>
        <text:list-item>
          <text:p text:style-name="P7">le <text:span text:style-name="Strong_20_Emphasis">specifiche mansioni</text:span>, inerenti la sicurezza, svolte in cantiere da ogni figura nominata allo scopo dall’impresa esecutrice </text:p>
        </text:list-item>
        <text:list-item>
          <text:p text:style-name="P7">la descrizione dell’attività di cantiere, delle <text:span text:style-name="Strong_20_Emphasis">modalità organizzative</text:span> e dei turni di lavoro </text:p>
        </text:list-item>
        <text:list-item>
          <text:p text:style-name="P7"><text:soft-page-break/>l’elenco dei<text:span text:style-name="Strong_20_Emphasis"> ponteggi</text:span>, dei ponti su ruote a torre e di altre opere provvisionali di notevole importanza </text:p>
        </text:list-item>
        <text:list-item>
          <text:p text:style-name="P7">la lista delle macchine e degli<text:span text:style-name="Strong_20_Emphasis"> impianti utilizzati</text:span> nel cantiere </text:p>
        </text:list-item>
        <text:list-item>
          <text:p text:style-name="P7">l’elenco delle<text:span text:style-name="Strong_20_Emphasis"> sostanze e miscele pericolose</text:span> utilizzate nel cantiere con le relative schede di sicurezza </text:p>
        </text:list-item>
        <text:list-item>
          <text:p text:style-name="P7">l’esito del rapporto di <text:span text:style-name="Strong_20_Emphasis">valutazione del rumore</text:span> </text:p>
        </text:list-item>
        <text:list-item>
          <text:p text:style-name="P7">l’individuazione delle <text:span text:style-name="Strong_20_Emphasis">misure preventive e protettive</text:span>, integrative rispetto a quelle contenute nel PSC quando previsto, adottate in relazione ai rischi connessi alle proprie lavorazioni in cantiere </text:p>
        </text:list-item>
        <text:list-item>
          <text:p text:style-name="P7">le<text:span text:style-name="Strong_20_Emphasis"> procedure complementari e di dettaglio</text:span>, richieste dal PSC quando previsto </text:p>
        </text:list-item>
        <text:list-item>
          <text:p text:style-name="P7">l’elenco dei<text:span text:style-name="Strong_20_Emphasis"> dispositivi di protezione individuale</text:span> forniti ai lavoratori occupati in cantiere </text:p>
        </text:list-item>
        <text:list-item>
          <text:p text:style-name="P3">la documentazione in merito all’informazione ed alla<text:span text:style-name="Strong_20_Emphasis"> formazione</text:span> fornite ai lavoratori occupati in can­tiere. </text:p>
        </text:list-item>
      </text:list>
      <text:h text:style-name="Heading_20_3" text:outline-level="3">Aggiornamento del POS</text:h>
      <text:p text:style-name="Text_20_body">Si segnala che il POS necessita di aggiornamento in seguito a:</text:p>
      <text:list xml:id="list1823385336781409662" text:style-name="L3">
        <text:list-item>
          <text:p text:style-name="P8">introduzione di nuove tecnologie, macchine ed attrezzature inizialmente non previste </text:p>
        </text:list-item>
        <text:list-item>
          <text:p text:style-name="P8">problematiche emerse </text:p>
        </text:list-item>
        <text:list-item>
          <text:p text:style-name="P8">nuove assunzioni con nuove mansioni </text:p>
        </text:list-item>
        <text:list-item>
          <text:p text:style-name="P8">nuovi subappalti di imprese o lavoratori autonomi </text:p>
        </text:list-item>
        <text:list-item>
          <text:p text:style-name="P8">aggiornamenti del PSC che riguardano le lavorazioni dell’impresa </text:p>
        </text:list-item>
        <text:list-item>
          <text:p text:style-name="P8">richieste di chiarimento od obiezioni formulate dal Coordinatore per la Sicurezza in fase di esecuzione, </text:p>
        </text:list-item>
        <text:list-item>
          <text:p text:style-name="P8">modifiche organizzative a carico dell’impresa o dei subappaltatori </text:p>
        </text:list-item>
        <text:list-item>
          <text:p text:style-name="P8">modifiche progettuali </text:p>
        </text:list-item>
        <text:list-item>
          <text:p text:style-name="P8">varianti in corso d’opera </text:p>
        </text:list-item>
        <text:list-item>
          <text:p text:style-name="P8">fasi lavorative urgenti ed impreviste </text:p>
        </text:list-item>
        <text:list-item>
          <text:p text:style-name="P8">modifiche procedurali </text:p>
        </text:list-item>
        <text:list-item>
          <text:p text:style-name="P4">in generale, altri cambiamenti significativi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it" fo:country="IT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DejaVu Sans Condensed" style:font-size-asian="18pt" style:font-weight-asian="bold" style:font-name-complex="DejaVu Sans Condense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11T13:38:56</meta:creation-date>
    <meta:document-statistic meta:table-count="0" meta:image-count="0" meta:object-count="0" meta:page-count="2" meta:paragraph-count="45" meta:word-count="703" meta:character-count="4730"/>
    <meta:editing-duration>P0D</meta:editing-duration>
    <meta:editing-cycles>1</meta:editing-cycles>
    <meta:generator>OpenOffice/4.1.5$FreeBSD/amd64 OpenOffice.org_project/415m1$Build-9789</meta:generator>
  </office:meta>
</office:document-meta>
</file>